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6d34" officeooo:paragraph-rsid="001e6d34"/>
    </style:style>
    <style:style style:name="P2" style:family="paragraph" style:parent-style-name="Standard">
      <style:text-properties officeooo:rsid="00202df2" officeooo:paragraph-rsid="00202df2"/>
    </style:style>
    <style:style style:name="P3" style:family="paragraph" style:parent-style-name="Standard">
      <style:text-properties officeooo:rsid="00208484" officeooo:paragraph-rsid="00208484"/>
    </style:style>
    <style:style style:name="P4" style:family="paragraph" style:parent-style-name="Standard">
      <style:text-properties officeooo:rsid="0020f391" officeooo:paragraph-rsid="0020f391"/>
    </style:style>
    <style:style style:name="P5" style:family="paragraph" style:parent-style-name="Standard">
      <style:text-properties officeooo:rsid="00223abe" officeooo:paragraph-rsid="00223abe"/>
    </style:style>
    <style:style style:name="P6" style:family="paragraph" style:parent-style-name="Standard">
      <style:text-properties officeooo:rsid="00232ce1" officeooo:paragraph-rsid="00232ce1"/>
    </style:style>
    <style:style style:name="T1" style:family="text">
      <style:text-properties officeooo:rsid="00208484"/>
    </style:style>
    <style:style style:name="T2" style:family="text">
      <style:text-properties officeooo:rsid="0020f391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2415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A. Sabater Subtitle synchronisation</text:p>
      <text:p text:style-name="P6">https://machinelearnings.co/automatic-subtitle-synchronization-e188a9275617</text:p>
      <text:p text:style-name="P1"/>
      <text:p text:style-name="P1">Approach is aimed at people wanting to synchronise subtitle files with audio for playback</text:p>
      <text:p text:style-name="P1"/>
      <text:p text:style-name="P1">Audio Preprocessing</text:p>
      <text:p text:style-name="P1">Audio extracted, wave sampled at 16kHz (covers human speech frequency) (cd’s use 44.1kHz)</text:p>
      <text:p text:style-name="P1"/>
      <text:p text:style-name="P1">Feature Engineering</text:p>
      <text:p text:style-name="P1">Mel Frequency Cepstral Coefficient (MFCC)</text:p>
      <text:p text:style-name="P1">- assumes audio signal barely changes in short (20-40ms) periods to fram<text:span text:style-name="T5">e</text:span> signal into small frames</text:p>
      <text:p text:style-name="P1">- for each frame MFCC calculates periodogram –</text:p>
      <text:p text:style-name="P1"/>
      <text:p text:style-name="P1">Periodogram</text:p>
      <text:p text:style-name="P1"><text:s/>which frequencies are present in that period of time</text:p>
      <text:p text:style-name="P1">contains all frequencies present, even if of low importance/energy</text:p>
      <text:p text:style-name="P2">Mel Filterbank used</text:p>
      <text:p text:style-name="P2">- obtains how much energy exosts in various frequency regions</text:p>
      <text:p text:style-name="P2">- result processed by some logarithms and <text:span text:style-name="T1">Discrete Cosine Transform (</text:span>DCT<text:span text:style-name="T1">)</text:span></text:p>
      <text:p text:style-name="P2">- <text:span text:style-name="T1">final 2-13 obtained coefficients, discarding rest</text:span></text:p>
      <text:p text:style-name="P2"/>
      <text:p text:style-name="P3">Dataset Construction</text:p>
      <text:p text:style-name="P3">Classification Problem – <text:span text:style-name="T2">need label for each input</text:span></text:p>
      <text:p text:style-name="P4">input – MFCC features extracted from audio</text:p>
      <text:p text:style-name="P4">otput – synchronised subtitle indicates whether someone is speaking or not, so can tag each sample as 1 if there is a subtitle (someone speakin) and 0 if not</text:p>
      <text:p text:style-name="P4"/>
      <text:p text:style-name="P4">Neural Network Architecture</text:p>
      <text:p text:style-name="P4">Input is one or more samples (MFCC features) and output is probability of having a subtitle in period of time represented by input samples</text:p>
      <text:p text:style-name="P4"/>
      <text:p text:style-name="P5">1<text:span text:style-name="T3">st</text:span> Approach → Recurrent Neural network</text:p>
      <text:p text:style-name="P5"><text:s/>- input is bunch of samples with each sample also processed by a one dimensional convultion lay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1:11:02.349841599</meta:creation-date>
    <dc:date>2018-04-11T13:03:39.328589548</dc:date>
    <meta:editing-duration>PT41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208" meta:character-count="1422" meta:non-whitespace-character-count="1232"/>
  </office:meta>
</office:document-meta>
</file>